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3db10" officeooo:paragraph-rsid="0003db10"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03db10" officeooo:paragraph-rsid="001ba493"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4pt" fo:font-weight="normal" officeooo:rsid="0003db10" officeooo:paragraph-rsid="0003db10"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3db10" officeooo:paragraph-rsid="000ffb9f"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3db10" officeooo:paragraph-rsid="00139e51"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6pt" fo:font-weight="bold" officeooo:rsid="0003db10" officeooo:paragraph-rsid="0003db10"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03db10" officeooo:paragraph-rsid="000ffb9f"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03db10" officeooo:paragraph-rsid="00139e51"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4pt" fo:font-weight="normal" officeooo:rsid="0003db10" officeooo:paragraph-rsid="001ba493"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3db10" officeooo:paragraph-rsid="000ffb9f"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03db10" officeooo:paragraph-rsid="0003db10"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03db10" officeooo:paragraph-rsid="00139e51"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03db10" officeooo:paragraph-rsid="0045c19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03db10" officeooo:paragraph-rsid="0045c190"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6pt" fo:font-weight="bold" officeooo:rsid="0003db10" officeooo:paragraph-rsid="001ba493"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fo:font-weight="bold" officeooo:rsid="0003db10" officeooo:paragraph-rsid="0045c190"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fo:font-weight="bold" officeooo:rsid="0003db10" officeooo:paragraph-rsid="004740ba"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6pt" fo:font-weight="bold" officeooo:rsid="000ca461" officeooo:paragraph-rsid="000ca461"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20pt" fo:font-weight="bold" officeooo:rsid="0003db10" officeooo:paragraph-rsid="001ba493" style:font-size-asian="20pt" style:font-weight-asian="bold" style:font-size-complex="20pt" style:font-weight-complex="bold"/>
    </style:style>
    <style:style style:name="T1" style:family="text">
      <style:text-properties officeooo:rsid="00070b4b"/>
    </style:style>
    <style:style style:name="T2" style:family="text">
      <style:text-properties style:text-underline-style="none"/>
    </style:style>
    <style:style style:name="T3" style:family="text">
      <style:text-properties officeooo:rsid="001a9f9d"/>
    </style:style>
    <style:style style:name="T4" style:family="text">
      <style:text-properties officeooo:rsid="001ba493"/>
    </style:style>
    <style:style style:name="T5" style:family="text">
      <style:text-properties officeooo:rsid="00234df9"/>
    </style:style>
    <style:style style:name="T6" style:family="text">
      <style:text-properties officeooo:rsid="00314163"/>
    </style:style>
    <style:style style:name="T7" style:family="text">
      <style:text-properties officeooo:rsid="003fc457"/>
    </style:style>
    <style:style style:name="T8" style:family="text">
      <style:text-properties officeooo:rsid="0045c190"/>
    </style:style>
    <style:style style:name="T9" style:family="text">
      <style:text-properties officeooo:rsid="004bbb5e"/>
    </style:style>
    <style:style style:name="T10" style:family="text">
      <style:text-properties officeooo:rsid="004d93c4"/>
    </style:style>
    <style:style style:name="T11" style:family="text">
      <style:text-properties officeooo:rsid="004efd52"/>
    </style:style>
    <style:style style:name="T12" style:family="text">
      <style:text-properties officeooo:rsid="004fc731"/>
    </style:style>
    <style:style style:name="T13" style:family="text">
      <style:text-properties style:text-position="super 58%"/>
    </style:style>
    <style:style style:name="T14" style:family="text">
      <style:text-properties officeooo:rsid="005727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 <text:span text:style-name="T3">Terminology</text:span></text:p>
      <text:p text:style-name="P1"/>
      <text:p text:style-name="P3">A graph consists of nodes and edges. <text:span text:style-name="T1">T</text:span>he variable n denotes the number of nodes in a graph, and the variable m denotes the number of edges.</text:p>
      <text:p text:style-name="P3"/>
      <text:p text:style-name="P18">Paths</text:p>
      <text:p text:style-name="P3"/>
      <text:p text:style-name="P3">A path leads from node a to node b through edges of the graph. The length of a path is the number of edges in it. <text:span text:style-name="T2">A path is a cycle if the first and last node is the same. For example, the above graph contains a cycle 1 → 3 → 4 → 1. A path is simple if each node appears at most once in the path.</text:span></text:p>
      <text:p text:style-name="P3"/>
      <text:p text:style-name="P6">Connectivity</text:p>
      <text:p text:style-name="P4"/>
      <text:p text:style-name="P4">A graph is connected if there is a path between any two nodes. </text:p>
      <text:p text:style-name="P4">The connected parts of a graph are called its components. For example, the following graph contains three components: {1, 2, 3}, {4, 5, 6, 7} and {8}.</text:p>
      <text:p text:style-name="P4">A tree is a connected graph that consists of n nodes and n − 1 edges. There is a unique path between any two nodes of a tree.</text:p>
      <text:p text:style-name="P4"/>
      <text:p text:style-name="P7">Edge directions</text:p>
      <text:p text:style-name="P4"/>
      <text:p text:style-name="P4">A graph is directed if the edges can be traversed in one direction only.</text:p>
      <text:p text:style-name="P4"/>
      <text:p text:style-name="P7">Edge weights</text:p>
      <text:p text:style-name="P4"/>
      <text:p text:style-name="P4">In a weighted graph, each edge is assigned a weight. The weights are often interpreted as edge lengths. The length of a path in a weighted graph is the sum of the edge weights on the path. </text:p>
      <text:p text:style-name="P4"/>
      <text:p text:style-name="P7">Neighbors and degrees</text:p>
      <text:p text:style-name="P4"/>
      <text:p text:style-name="P4">Two nodes are neighbors or adjacent if there is an edge between them. The degree of a node is the number of its neighbors. The sum of degrees in a graph is always 2 m , where m is the number of edges, because each edge increases the degree of exactly two nodes by one.</text:p>
      <text:p text:style-name="P4">A graph is regular if the degree of every node is a constant d . A graph is complete if <text:s/>the degree of every node is n − 1, i.e., the graph contains all possible edges between the nodes. In a directed graph, the indegree of a node is the number of edges that end at the node, and the outdegree of a node is the number of edges that start at the node.</text:p>
      <text:p text:style-name="P17"/>
      <text:p text:style-name="P17"/>
      <text:p text:style-name="P17"/>
      <text:p text:style-name="P17"><text:soft-page-break/>Colorings</text:p>
      <text:p text:style-name="P5"/>
      <text:p text:style-name="P5">In a coloring of a graph, each node is assigned a color so that no adjacent nodes have the same color. </text:p>
      <text:p text:style-name="P5">A graph is bipartite if it is possible to color it using two colors. It turns out that a graph is bipartite exactly when it does not contain a cycle with an odd number of edges. </text:p>
      <text:p text:style-name="P4"/>
      <text:p text:style-name="P8">Simplicity</text:p>
      <text:p text:style-name="P5"/>
      <text:p text:style-name="P5">A graph is simple if no edge starts and ends at the same node, and there are no multiple edges between two nodes. Often we assume that graphs are simple.</text:p>
      <text:p text:style-name="P4"/>
      <text:p text:style-name="P4"/>
      <text:p text:style-name="P2"/>
      <text:p text:style-name="P2"/>
      <text:p text:style-name="P2">Graph <text:span text:style-name="T4">Representation</text:span></text:p>
      <text:p text:style-name="P2"/>
      <text:p text:style-name="P15">Adjacency list representation</text:p>
      <text:p text:style-name="P9"/>
      <text:p text:style-name="P9">In adjacency list representation, each node x in the graph is assigned an adjacency list that consists of nodes to which there is an edge from x . Adjacency lists are the most popular way to represent graphs, and most algorithms can be efficiently implemented using them. A convenient way to store the adjacency lists is to declare an array of vectors as follows:</text:p>
      <text:p text:style-name="P9">vector &lt;int&gt; adj[N];</text:p>
      <text:p text:style-name="P9"/>
      <text:p text:style-name="P9">If the graph is undirected, <text:span text:style-name="T5">the list is</text:span> stored <text:span text:style-name="T6">such that</text:span> each edge is added in both directions. For a weighted graph, the structure can be extended as follows:</text:p>
      <text:p text:style-name="P9">vector &lt;pair&lt;int,int&gt;&gt; adj[N];</text:p>
      <text:p text:style-name="P9">In this case, the adjacency list of node a contains the pair ( b, w ) always when there is an edge from node a to node b with weight w.</text:p>
      <text:p text:style-name="P9"/>
      <text:p text:style-name="P9"><text:span text:style-name="T7">Th</text:span>e following loop goes through all nodes to which we can move from node s :</text:p>
      <text:p text:style-name="P9"/>
      <text:p text:style-name="P9">for ( auto u : adj[s] ) {</text:p>
      <text:p text:style-name="P9"><text:tab/>// process node u</text:p>
      <text:p text:style-name="P9">}</text:p>
      <text:p text:style-name="P9"/>
      <text:p text:style-name="P9"/>
      <text:p text:style-name="P16"/>
      <text:p text:style-name="P16"/>
      <text:p text:style-name="P16"><text:soft-page-break/></text:p>
      <text:p text:style-name="P16">Adjacency <text:span text:style-name="T8">matrix</text:span> representation</text:p>
      <text:p text:style-name="P13"/>
      <text:p text:style-name="P13">An adjacency matrix is a two-dimensional array that indicates which edges the graph contains. We can efficiently check from an adjacency matrix if there is an edge between two nodes. The matrix can be stored as an array : int adj[N][N];</text:p>
      <text:p text:style-name="P13">where each value adj <text:span text:style-name="T9">[</text:span>a][b] indicates whether the graph contains an edge from node a to node b . If the edge is included in the graph, then adj [a][<text:span text:style-name="T10">b</text:span> ] = 1, <text:span text:style-name="T12">else</text:span> adj [a<text:span text:style-name="T11">]</text:span>[b] = 0.</text:p>
      <text:p text:style-name="P13"/>
      <text:p text:style-name="P13">If the graph is weighted, the adjacency matrix representation can be extended so that the matrix contains the weight of the edge if the edge exists.</text:p>
      <text:p text:style-name="P13"/>
      <text:p text:style-name="P13">The drawback of the adjacency matrix representation is that the matrix contains n<text:span text:style-name="T13">2</text:span> elements, and usually most of them are zero. For this reason, the representation cannot be used if the graph is large.</text:p>
      <text:p text:style-name="P13"/>
      <text:p text:style-name="P13"/>
      <text:p text:style-name="P16">Edge list representation</text:p>
      <text:p text:style-name="P16"/>
      <text:p text:style-name="P14">An edge list contains all edges of a graph in some order. This is a convenient <text:span text:style-name="T14">w</text:span>ay to represent a graph if the algorithm processes all edges of the graph and it is not needed to find edges that start at a given node. The edge list can be stored in a vector</text:p>
      <text:p text:style-name="P14">vector &lt;pair&lt;int, int&gt;&gt; edges;</text:p>
      <text:p text:style-name="P14"/>
      <text:p text:style-name="P14">If the graph is weighted, the structure can be extended as follows:</text:p>
      <text:p text:style-name="P14">vector &lt;tuple&lt;int,int,int&gt;&gt; edges;</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21:11:19.327166788</meta:creation-date>
    <dc:date>2020-07-24T20:49:03.571403986</dc:date>
    <meta:editing-duration>PT3H13M28S</meta:editing-duration>
    <meta:editing-cycles>90</meta:editing-cycles>
    <meta:generator>LibreOffice/6.0.7.3$Linux_X86_64 LibreOffice_project/00m0$Build-3</meta:generator>
    <meta:document-statistic meta:table-count="0" meta:image-count="0" meta:object-count="0" meta:page-count="3" meta:paragraph-count="41" meta:word-count="825" meta:character-count="4267" meta:non-whitespace-character-count="3477"/>
  </office:meta>
</office:document-meta>
</file>